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3.56cm" fo:min-width="3.31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5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1.539cm"/>
    </style:style>
    <style:style style:name="gr7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2.50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88cm"/>
    </style:style>
    <style:style style:name="gr10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11" style:family="graphic" style:parent-style-name="standard">
      <style:graphic-properties draw:textarea-horizontal-align="justify" draw:textarea-vertical-align="middle" draw:auto-grow-height="false" fo:min-height="2.29cm" fo:min-width="3.31cm"/>
    </style:style>
    <style:style style:name="gr12" style:family="graphic" style:parent-style-name="standard">
      <style:graphic-properties draw:textarea-horizontal-align="justify" draw:textarea-vertical-align="middle" draw:auto-grow-height="false" fo:min-height="0.462cm" fo:min-width="0.92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4cm" fo:min-width="1.18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1.27cm" svg:x="6.08cm" svg:y="7.39cm">
          <text:p text:style-name="P1">Sin/Cos</text:p>
          <text:p text:style-name="P1">LU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81cm" svg:y1="2.945cm" svg:x2="6.08cm" svg:y2="2.945cm">
          <text:p/>
        </draw:line>
        <draw:line draw:style-name="gr2" draw:text-style-name="P2" draw:layer="layout" svg:x1="35.544cm" svg:y1="6.842cm" svg:x2="36.814cm" svg:y2="6.842cm">
          <text:p/>
        </draw:line>
        <draw:custom-shape draw:style-name="gr3" draw:text-style-name="P1" draw:layer="layout" svg:width="3.81cm" svg:height="3.81cm" svg:x="9.89cm" svg:y="2.31cm">
          <text:p text:style-name="P1">CIC</text:p>
          <text:p text:style-name="P1">Decimator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.564cm" svg:y1="5.231cm" svg:x2="2.056cm" svg:y2="5.739cm">
          <text:p/>
        </draw:line>
        <draw:frame draw:style-name="gr5" draw:text-style-name="P3" draw:layer="layout" svg:width="2.953cm" svg:height="1.673cm" svg:x="1.167cm" svg:y="3.834cm">
          <draw:text-box>
            <text:p><text:span text:style-name="T1">1</text:span><text:span text:style-name="T1">4-</text:span><text:span text:style-name="T1">bi</text:span><text:span text:style-name="T1">t </text:span><text:span text:style-name="T1">si</text:span><text:span text:style-name="T1">g</text:span><text:span text:style-name="T1">n</text:span><text:span text:style-name="T1">e</text:span><text:span text:style-name="T1">d</text:span></text:p>
            <text:p><text:span text:style-name="T1">5</text:span><text:span text:style-name="T1">0</text:span><text:span text:style-name="T1">M</text:span><text:span text:style-name="T1">S</text:span><text:span text:style-name="T1">P</text:span><text:span text:style-name="T1">S</text:span></text:p>
          </draw:text-box>
        </draw:frame>
        <draw:frame draw:style-name="gr6" draw:text-style-name="P3" draw:layer="layout" svg:width="2.039cm" svg:height="2.147cm" svg:x="32.623cm" svg:y="4.048cm">
          <draw:text-box>
            <text:p><text:span text:style-name="T1"/></text:p>
            <text:p><text:span text:style-name="T1">T</text:span><text:span text:style-name="T1">o </text:span><text:span text:style-name="T1">D</text:span><text:span text:style-name="T1">A</text:span><text:span text:style-name="T1">C</text:span></text:p>
          </draw:text-box>
        </draw:frame>
        <draw:line draw:style-name="gr7" draw:text-style-name="P2" draw:layer="layout" svg:x1="7.35cm" svg:y1="16.24cm" svg:x2="7.35cm" svg:y2="18.78cm">
          <text:p/>
        </draw:line>
        <draw:frame draw:style-name="gr8" draw:text-style-name="P3" draw:layer="layout" svg:width="3.004cm" svg:height="2.147cm" svg:x="22.38cm" svg:y="17.064cm">
          <draw:text-box>
            <text:p><text:span text:style-name="T1">I2S </text:span><text:span text:style-name="T1">16-</text:span><text:span text:style-name="T1">bit</text:span></text:p>
            <text:p><text:span text:style-name="T1">~48</text:span><text:span text:style-name="T1">kS</text:span><text:span text:style-name="T1">PS</text:span></text:p>
          </draw:text-box>
        </draw:frame>
        <draw:line draw:style-name="gr7" draw:text-style-name="P2" draw:layer="layout" svg:x1="22.082cm" svg:y1="9.89cm" svg:x2="22.082cm" svg:y2="18.78cm">
          <text:p/>
        </draw:line>
        <draw:line draw:style-name="gr4" draw:text-style-name="P2" draw:layer="layout" svg:x1="22.336cm" svg:y1="17.306cm" svg:x2="21.828cm" svg:y2="17.814cm">
          <text:p/>
        </draw:line>
        <draw:line draw:style-name="gr4" draw:text-style-name="P2" draw:layer="layout" svg:x1="7.604cm" svg:y1="17.256cm" svg:x2="7.096cm" svg:y2="17.764cm">
          <text:p/>
        </draw:line>
        <draw:frame draw:style-name="gr9" draw:text-style-name="P3" draw:layer="layout" svg:width="1.188cm" svg:height="0.725cm" svg:x="6.08cm" svg:y="17.166cm">
          <draw:text-box>
            <text:p><text:span text:style-name="T1">S</text:span><text:span text:style-name="T1">PI</text:span></text:p>
          </draw:text-box>
        </draw:frame>
        <draw:custom-shape draw:style-name="gr10" draw:text-style-name="P1" draw:layer="layout" svg:width="1.27cm" svg:height="1.27cm" svg:x="6.08cm" svg:y="2.31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27cm" svg:height="1.27cm" svg:x="7.35cm" svg:y="4.85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715cm" svg:y1="7.39cm" svg:x2="6.715cm" svg:y2="3.58cm">
          <text:p/>
        </draw:line>
        <draw:line draw:style-name="gr2" draw:text-style-name="P2" draw:layer="layout" svg:x1="7.985cm" svg:y1="7.39cm" svg:x2="7.985cm" svg:y2="6.12cm">
          <text:p/>
        </draw:line>
        <draw:custom-shape draw:style-name="gr10" draw:text-style-name="P4" draw:layer="layout" svg:width="1.27cm" svg:height="1.27cm" svg:x="6.715cm" svg:y="9.93cm">
          <text:p text:style-name="P1"><text:span text:style-name="T1">NC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35cm" svg:y1="9.93cm" svg:x2="7.35cm" svg:y2="8.66cm">
          <text:p/>
        </draw:line>
        <draw:line draw:style-name="gr2" draw:text-style-name="P2" draw:layer="layout" svg:x1="1.04cm" svg:y1="5.485cm" svg:x2="7.35cm" svg:y2="5.485cm">
          <text:p/>
        </draw:line>
        <draw:line draw:style-name="gr4" draw:text-style-name="P2" draw:layer="layout" svg:x1="4.81cm" svg:y1="2.945cm" svg:x2="4.81cm" svg:y2="5.485cm">
          <text:p/>
        </draw:line>
        <draw:line draw:style-name="gr2" draw:text-style-name="P2" draw:layer="layout" svg:x1="7.35cm" svg:y1="2.945cm" svg:x2="9.89cm" svg:y2="2.945cm">
          <text:p/>
        </draw:line>
        <draw:line draw:style-name="gr2" draw:text-style-name="P2" draw:layer="layout" svg:x1="8.62cm" svg:y1="5.485cm" svg:x2="9.89cm" svg:y2="5.485cm">
          <text:p/>
        </draw:line>
        <draw:custom-shape draw:style-name="gr3" draw:text-style-name="P1" draw:layer="layout" svg:width="3.81cm" svg:height="3.81cm" svg:x="14.97cm" svg:y="2.31cm">
          <text:p text:style-name="P1">FIR</text:p>
          <text:p text:style-name="P1">Decimator</text:p>
          <text:p text:style-name="P1">(8x)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7cm" svg:y1="5.485cm" svg:x2="14.97cm" svg:y2="5.485cm">
          <text:p/>
        </draw:line>
        <draw:line draw:style-name="gr2" draw:text-style-name="P2" draw:layer="layout" svg:x1="13.7cm" svg:y1="2.945cm" svg:x2="14.97cm" svg:y2="2.945cm">
          <text:p/>
        </draw:line>
        <draw:line draw:style-name="gr2" draw:text-style-name="P2" draw:layer="layout" svg:x1="21.066cm" svg:y1="3.921cm" svg:x2="21.066cm" svg:y2="7.35cm">
          <text:p/>
        </draw:line>
        <draw:line draw:style-name="gr2" draw:text-style-name="P2" draw:layer="layout" svg:x1="20.431cm" svg:y1="4.429cm" svg:x2="20.431cm" svg:y2="7.35cm">
          <text:p/>
        </draw:line>
        <draw:custom-shape draw:style-name="gr11" draw:text-style-name="P1" draw:layer="layout" svg:width="3.81cm" svg:height="2.54cm" svg:x="20.05cm" svg:y="7.35cm">
          <text:p text:style-name="P1">I2S</text:p>
          <text:p text:style-name="P1">Master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54cm" svg:height="1.27cm" draw:transform="rotate (1.58039563768087) translate (25.154cm 6.0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2" draw:layer="layout" svg:x1="18.78cm" svg:y1="3.921cm" svg:x2="25.13cm" svg:y2="3.921cm">
          <text:p/>
        </draw:line>
        <draw:line draw:style-name="gr2" draw:text-style-name="P2" draw:layer="layout" svg:x1="22.971cm" svg:y1="5.191cm" svg:x2="25.13cm" svg:y2="5.191cm">
          <text:p/>
        </draw:line>
        <draw:line draw:style-name="gr4" draw:text-style-name="P2" draw:layer="layout" svg:x1="22.971cm" svg:y1="5.191cm" svg:x2="22.971cm" svg:y2="7.35cm">
          <text:p/>
        </draw:line>
        <draw:custom-shape draw:style-name="gr3" draw:text-style-name="P1" draw:layer="layout" svg:width="3.81cm" svg:height="3.81cm" svg:x="5.445cm" svg:y="12.43cm">
          <text:p text:style-name="P1">SPI</text:p>
          <text:p text:style-name="P1">Control<text:line-break/>Interfac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39cm" svg:y1="12.47cm" svg:x2="7.39cm" svg:y2="11.2cm">
          <text:p/>
        </draw:line>
        <draw:frame draw:style-name="gr13" draw:text-style-name="P3" draw:layer="layout" svg:width="3.937cm" svg:height="1.673cm" svg:x="2.778cm" svg:y="10.652cm">
          <draw:text-box>
            <text:p><text:span text:style-name="T1">Tuning (26-bits),</text:span></text:p>
            <text:p><text:span text:style-name="T1">Noise Shaping</text:span></text:p>
          </draw:text-box>
        </draw:frame>
        <draw:line draw:style-name="gr2" draw:text-style-name="P2" draw:layer="layout" svg:x1="29.575cm" svg:y1="11.16cm" svg:x2="29.575cm" svg:y2="6.207cm">
          <text:p/>
        </draw:line>
        <draw:frame draw:style-name="gr14" draw:text-style-name="P3" draw:layer="layout" svg:width="1.78cm" svg:height="1.199cm" svg:x="29.702cm" svg:y="8.217cm">
          <draw:text-box>
            <text:p><text:span text:style-name="T1">Output</text:span></text:p>
            <text:p><text:span text:style-name="T1">Gain</text:span></text:p>
          </draw:text-box>
        </draw:frame>
        <draw:line draw:style-name="gr2" draw:text-style-name="P2" draw:layer="layout" svg:x1="18.78cm" svg:y1="4.429cm" svg:x2="25.13cm" svg:y2="4.429cm">
          <text:p/>
        </draw:line>
        <draw:line draw:style-name="gr2" draw:text-style-name="P2" draw:layer="layout" svg:x1="23.479cm" svg:y1="5.699cm" svg:x2="25.13cm" svg:y2="5.699cm">
          <text:p/>
        </draw:line>
        <draw:line draw:style-name="gr4" draw:text-style-name="P2" draw:layer="layout" svg:x1="23.479cm" svg:y1="5.699cm" svg:x2="23.479cm" svg:y2="7.35cm">
          <text:p/>
        </draw:line>
        <draw:custom-shape draw:style-name="gr11" draw:text-style-name="P1" draw:layer="layout" svg:width="3.81cm" svg:height="2.54cm" svg:x="27.67cm" svg:y="3.54cm">
          <text:p text:style-name="P1">PDM</text:p>
          <text:p text:style-name="P1">Outpu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6.4cm" svg:y1="4.556cm" svg:x2="27.67cm" svg:y2="4.556cm">
          <text:p/>
        </draw:line>
        <draw:line draw:style-name="gr2" draw:text-style-name="P2" draw:layer="layout" svg:x1="26.4cm" svg:y1="5.064cm" svg:x2="27.67cm" svg:y2="5.064cm">
          <text:p/>
        </draw:line>
        <draw:line draw:style-name="gr2" draw:text-style-name="P2" draw:layer="layout" svg:x1="31.48cm" svg:y1="4.556cm" svg:x2="32.75cm" svg:y2="4.556cm">
          <text:p/>
        </draw:line>
        <draw:line draw:style-name="gr2" draw:text-style-name="P2" draw:layer="layout" svg:x1="31.48cm" svg:y1="5.064cm" svg:x2="32.75cm" svg:y2="5.064cm">
          <text:p/>
        </draw:line>
        <draw:custom-shape draw:style-name="gr11" draw:text-style-name="P1" draw:layer="layout" svg:width="3.81cm" svg:height="2.54cm" svg:x="27.67cm" svg:y="11.16cm">
          <text:p text:style-name="P1">I2C</text:p>
          <text:p text:style-name="P1">Slav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255cm" svg:y1="14.335cm" svg:x2="11.16cm" svg:y2="14.335cm">
          <text:p/>
        </draw:line>
        <draw:frame draw:style-name="gr13" draw:text-style-name="P3" draw:layer="layout" svg:width="3.937cm" svg:height="2.147cm" svg:x="11.16cm" svg:y="13.678cm">
          <draw:text-box>
            <text:p><text:span text:style-name="T1">Other Control</text:span></text:p>
            <text:p><text:span text:style-name="T1">(output mux,</text:span></text:p>
            <text:p><text:span text:style-name="T1">Gain Control,</text:span></text:p>
            <text:p><text:span text:style-name="T1">etc)</text:span></text:p>
          </draw:text-box>
        </draw:frame>
        <draw:line draw:style-name="gr2" draw:text-style-name="P2" draw:layer="layout" svg:x1="11.795cm" svg:y1="7.477cm" svg:x2="11.795cm" svg:y2="6.207cm">
          <text:p/>
        </draw:line>
        <draw:frame draw:style-name="gr13" draw:text-style-name="P3" draw:layer="layout" svg:width="3.937cm" svg:height="1.673cm" svg:x="10.017cm" svg:y="7.35cm">
          <draw:text-box>
            <text:p><text:span text:style-name="T1">Decimation Rate</text:span></text:p>
            <text:p><text:span text:style-name="T1">(272, 250, 136),</text:span></text:p>
            <text:p><text:span text:style-name="T1">Gain Control</text:span></text:p>
          </draw:text-box>
        </draw:frame>
        <draw:line draw:style-name="gr7" draw:text-style-name="P2" draw:layer="layout" svg:x1="29.575cm" svg:y1="13.7cm" svg:x2="29.575cm" svg:y2="18.907cm">
          <text:p/>
        </draw:line>
        <draw:frame draw:style-name="gr8" draw:text-style-name="P3" draw:layer="layout" svg:width="3.004cm" svg:height="2.147cm" svg:x="29.829cm" svg:y="17.074cm">
          <draw:text-box>
            <text:p><text:span text:style-name="T1">I2C</text:span></text:p>
          </draw:text-box>
        </draw:frame>
        <draw:line draw:style-name="gr4" draw:text-style-name="P2" draw:layer="layout" svg:x1="29.829cm" svg:y1="17.304cm" svg:x2="29.321cm" svg:y2="17.812cm">
          <text:p/>
        </draw:line>
        <draw:line draw:style-name="gr2" draw:text-style-name="P2" draw:layer="layout" svg:x1="27.67cm" svg:y1="12.43cm" svg:x2="25.384cm" svg:y2="12.43cm">
          <text:p/>
        </draw:line>
        <draw:frame draw:style-name="gr13" draw:text-style-name="P3" draw:layer="layout" svg:width="3.937cm" svg:height="1.673cm" svg:x="23.352cm" svg:y="12.662cm">
          <draw:text-box>
            <text:p><text:span text:style-name="T1">Decimation Rate</text:span></text:p>
          </draw:text-box>
        </draw:frame>
        <draw:line draw:style-name="gr2" draw:text-style-name="P2" draw:layer="layout" svg:x1="18.145cm" svg:y1="8.62cm" svg:x2="20.05cm" svg:y2="8.62cm">
          <text:p/>
        </draw:line>
        <draw:frame draw:style-name="gr13" draw:text-style-name="P3" draw:layer="layout" svg:width="3.937cm" svg:height="1.673cm" svg:x="15.605cm" svg:y="7.858cm">
          <draw:text-box>
            <text:p><text:span text:style-name="T1">Decimation Ra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c Brombaugh</meta:initial-creator>
    <meta:creation-date>2015-08-08T13:23:03.714510263</meta:creation-date>
    <dc:date>2020-07-11T12:01:45.413582146</dc:date>
    <meta:editing-duration>PT37M51S</meta:editing-duration>
    <meta:editing-cycles>6</meta:editing-cycles>
    <meta:generator>LibreOffice/6.2.8.2$Linux_X86_64 LibreOffice_project/20$Build-2</meta:generator>
    <meta:document-statistic meta:object-count="58"/>
  </office:meta>
</office:document-meta>
</file>